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5" style:family="table-cell" style:parent-style-name="Default" style:data-style-name="N14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14"/>
    <style:style style:name="ce17" style:family="table-cell" style:parent-style-name="Default" style:data-style-name="N14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14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14"/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14">
      <style:table-cell-properties fo:border-top="none" fo:border-bottom="thin solid #000000" fo:border-left="thin solid #000000" fo:border-right="thin solid #000000"/>
    </style:style>
    <style:style style:name="ce26" style:family="table-cell" style:parent-style-name="Default" style:data-style-name="N14">
      <style:table-cell-properties fo:border-top="none" fo:border-bottom="thin solid #000000" fo:border-left="none" fo:border-right="none"/>
    </style:style>
    <style:style style:name="ce27" style:family="table-cell" style:parent-style-name="Default" style:data-style-name="N14">
      <style:table-cell-properties fo:border-top="none" fo:border-bottom="thin solid #000000" fo:border-left="none" fo:border-right="thin solid #000000"/>
    </style:style>
    <style:style style:name="ce28" style:family="table-cell" style:parent-style-name="Default" style:data-style-name="N14">
      <style:table-cell-properties fo:border-top="none" fo:border-bottom="thin solid #000000" fo:border-left="thin solid #000000" fo:border-right="none"/>
    </style:style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305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afico 1" svg:x="0in" svg:y="2.85792in" svg:width="6.24292in" svg:height="4.4118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7393in" svg:y="2.84528in" svg:width="6.29875in" svg:height="4.43069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fico 3" svg:x="0in" svg:y="8.73069in" svg:width="6.2393in" svg:height="4.41222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Grafico 4" svg:x="6.71417in" svg:y="8.74375in" svg:width="6.29875in" svg:height="4.39292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4" table:default-cell-style-name="ce1"/>
        <table:table-column table:style-name="co2" table:default-cell-style-name="ce1"/>
        <table:table-column table:style-name="co6" table:number-columns-repeated="16368" table:default-cell-style-name="ce1"/>
        <table:table-row table:style-name="ro1">
          <table:table-cell table:style-name="ce2"/>
          <table:table-cell office:value-type="string" table:style-name="ce3">
            <text:p>Positive</text:p>
          </table:table-cell>
          <table:table-cell office:value-type="string" table:style-name="ce3">
            <text:p>Neutral</text:p>
          </table:table-cell>
          <table:table-cell office:value-type="string" table:style-name="ce3">
            <text:p>Negative</text:p>
          </table:table-cell>
          <table:table-cell office:value-type="string" table:style-name="ce4">
            <text:p>Irrelevant</text:p>
          </table:table-cell>
          <table:table-cell office:value-type="string" table:style-name="ce5">
            <text:p>total</text:p>
          </table:table-cell>
          <table:table-cell office:value-type="string" table:style-name="ce6">
            <text:p>total relevant</text:p>
          </table:table-cell>
          <table:table-cell office:value-type="string" table:style-name="ce7">
            <text:p>perc relevant</text:p>
          </table:table-cell>
          <table:table-cell office:value-type="string" table:style-name="ce6">
            <text:p>positive/tot</text:p>
          </table:table-cell>
          <table:table-cell office:value-type="string" table:style-name="ce6">
            <text:p>neutral/tot</text:p>
          </table:table-cell>
          <table:table-cell office:value-type="string" table:style-name="ce6">
            <text:p>negative/tot</text:p>
          </table:table-cell>
          <table:table-cell office:value-type="string" table:style-name="ce8">
            <text:p>irrelevant/tot</text:p>
          </table:table-cell>
          <table:table-cell office:value-type="string" table:style-name="ce9">
            <text:p>positive/tot rel</text:p>
          </table:table-cell>
          <table:table-cell office:value-type="string" table:style-name="ce6">
            <text:p>neutral/tot rel</text:p>
          </table:table-cell>
          <table:table-cell office:value-type="string" table:style-name="ce8">
            <text:p>negative/tot rel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string" table:style-name="ce11">
            <text:p>Sentiment</text:p>
          </table:table-cell>
          <table:table-cell office:value-type="float" office:value="2013" table:style-name="ce12">
            <text:p>2013</text:p>
          </table:table-cell>
          <table:table-cell office:value-type="float" office:value="3434" table:style-name="ce12">
            <text:p>3434</text:p>
          </table:table-cell>
          <table:table-cell office:value-type="float" office:value="1736" table:style-name="ce12">
            <text:p>1736</text:p>
          </table:table-cell>
          <table:table-cell office:value-type="float" office:value="0" table:style-name="ce13">
            <text:p>0</text:p>
          </table:table-cell>
          <table:table-cell office:value-type="float" office:value="7183" table:formula="of:=SUM([.B2:.E2])" table:style-name="ce14">
            <text:p>7183</text:p>
          </table:table-cell>
          <table:table-cell office:value-type="float" office:value="7183" table:formula="of:=SUM([.B2:.D2])" table:style-name="ce1">
            <text:p>7183</text:p>
          </table:table-cell>
          <table:table-cell office:value-type="percentage" office:value="1" table:formula="of:=[.G2]/[.F2]" table:style-name="ce15">
            <text:p>100,00%</text:p>
          </table:table-cell>
          <table:table-cell office:value-type="percentage" office:value="0.28024502297090353" table:formula="of:=[.B2]/[.$F2]" table:style-name="ce16">
            <text:p>28,02%</text:p>
          </table:table-cell>
          <table:table-cell office:value-type="percentage" office:value="0.47807322845607686" table:formula="of:=[.C2]/[.$F2]" table:style-name="ce16">
            <text:p>47,81%</text:p>
          </table:table-cell>
          <table:table-cell office:value-type="percentage" office:value="0.24168174857301963" table:formula="of:=[.D2]/[.$F2]" table:style-name="ce16">
            <text:p>24,17%</text:p>
          </table:table-cell>
          <table:table-cell office:value-type="percentage" office:value="0" table:formula="of:=[.E2]/[.$F2]" table:style-name="ce17">
            <text:p>0,00%</text:p>
          </table:table-cell>
          <table:table-cell office:value-type="percentage" office:value="0.28024502297090353" table:formula="of:=[.B2]/[.$G2]" table:style-name="ce18">
            <text:p>28,02%</text:p>
          </table:table-cell>
          <table:table-cell office:value-type="percentage" office:value="0.47807322845607686" table:formula="of:=[.C2]/[.$G2]" table:style-name="ce19">
            <text:p>47,81%</text:p>
          </table:table-cell>
          <table:table-cell office:value-type="percentage" office:value="0.24168174857301963" table:formula="of:=[.D2]/[.$G2]" table:style-name="ce17">
            <text:p>24,17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11">
            <text:p>Brand</text:p>
          </table:table-cell>
          <table:table-cell office:value-type="float" office:value="651" table:style-name="ce12">
            <text:p>651</text:p>
          </table:table-cell>
          <table:table-cell office:value-type="float" office:value="280" table:style-name="ce12">
            <text:p>280</text:p>
          </table:table-cell>
          <table:table-cell office:value-type="float" office:value="441" table:style-name="ce12">
            <text:p>441</text:p>
          </table:table-cell>
          <table:table-cell office:value-type="float" office:value="5811" table:style-name="ce13">
            <text:p>5811</text:p>
          </table:table-cell>
          <table:table-cell office:value-type="float" office:value="7183" table:formula="of:=SUM([.B3:.E3])" table:style-name="ce14">
            <text:p>7183</text:p>
          </table:table-cell>
          <table:table-cell office:value-type="float" office:value="1372" table:formula="of:=SUM([.B3:.D3])" table:style-name="ce1">
            <text:p>1372</text:p>
          </table:table-cell>
          <table:table-cell office:value-type="percentage" office:value="0.1910065432270639" table:formula="of:=[.G3]/[.F3]" table:style-name="ce15">
            <text:p>19,10%</text:p>
          </table:table-cell>
          <table:table-cell office:value-type="percentage" office:value="9.0630655714882366E-2" table:formula="of:=[.B3]/[.$F3]" table:style-name="ce16">
            <text:p>9,06%</text:p>
          </table:table-cell>
          <table:table-cell office:value-type="percentage" office:value="3.8980927189196712E-2" table:formula="of:=[.C3]/[.$F3]" table:style-name="ce16">
            <text:p>3,90%</text:p>
          </table:table-cell>
          <table:table-cell office:value-type="percentage" office:value="6.1394960322984825E-2" table:formula="of:=[.D3]/[.$F3]" table:style-name="ce16">
            <text:p>6,14%</text:p>
          </table:table-cell>
          <table:table-cell office:value-type="percentage" office:value="0.8089934567729361" table:formula="of:=[.E3]/[.$F3]" table:style-name="ce17">
            <text:p>80,90%</text:p>
          </table:table-cell>
          <table:table-cell office:value-type="percentage" office:value="0.47448979591836737" table:formula="of:=[.B3]/[.$G3]" table:style-name="ce18">
            <text:p>47,45%</text:p>
          </table:table-cell>
          <table:table-cell office:value-type="percentage" office:value="0.20408163265306123" table:formula="of:=[.C3]/[.$G3]" table:style-name="ce19">
            <text:p>20,41%</text:p>
          </table:table-cell>
          <table:table-cell office:value-type="percentage" office:value="0.32142857142857145" table:formula="of:=[.D3]/[.$G3]" table:style-name="ce17">
            <text:p>32,14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11">
            <text:p>Interiors</text:p>
          </table:table-cell>
          <table:table-cell office:value-type="float" office:value="232" table:style-name="ce12">
            <text:p>232</text:p>
          </table:table-cell>
          <table:table-cell office:value-type="float" office:value="116" table:style-name="ce12">
            <text:p>116</text:p>
          </table:table-cell>
          <table:table-cell office:value-type="float" office:value="142" table:style-name="ce12">
            <text:p>142</text:p>
          </table:table-cell>
          <table:table-cell office:value-type="float" office:value="6693" table:style-name="ce13">
            <text:p>6693</text:p>
          </table:table-cell>
          <table:table-cell office:value-type="float" office:value="7183" table:formula="of:=SUM([.B4:.E4])" table:style-name="ce14">
            <text:p>7183</text:p>
          </table:table-cell>
          <table:table-cell office:value-type="float" office:value="490" table:formula="of:=SUM([.B4:.D4])" table:style-name="ce1">
            <text:p>490</text:p>
          </table:table-cell>
          <table:table-cell office:value-type="percentage" office:value="6.8216622581094247E-2" table:formula="of:=[.G4]/[.F4]" table:style-name="ce15">
            <text:p>6,82%</text:p>
          </table:table-cell>
          <table:table-cell office:value-type="percentage" office:value="3.2298482528191563E-2" table:formula="of:=[.B4]/[.$F4]" table:style-name="ce16">
            <text:p>3,23%</text:p>
          </table:table-cell>
          <table:table-cell office:value-type="percentage" office:value="1.6149241264095782E-2" table:formula="of:=[.C4]/[.$F4]" table:style-name="ce16">
            <text:p>1,61%</text:p>
          </table:table-cell>
          <table:table-cell office:value-type="percentage" office:value="1.9768898788806905E-2" table:formula="of:=[.D4]/[.$F4]" table:style-name="ce16">
            <text:p>1,98%</text:p>
          </table:table-cell>
          <table:table-cell office:value-type="percentage" office:value="0.93178337741890571" table:formula="of:=[.E4]/[.$F4]" table:style-name="ce17">
            <text:p>93,18%</text:p>
          </table:table-cell>
          <table:table-cell office:value-type="percentage" office:value="0.47346938775510206" table:formula="of:=[.B4]/[.$G4]" table:style-name="ce18">
            <text:p>47,35%</text:p>
          </table:table-cell>
          <table:table-cell office:value-type="percentage" office:value="0.23673469387755103" table:formula="of:=[.C4]/[.$G4]" table:style-name="ce19">
            <text:p>23,67%</text:p>
          </table:table-cell>
          <table:table-cell office:value-type="percentage" office:value="0.28979591836734692" table:formula="of:=[.D4]/[.$G4]" table:style-name="ce17">
            <text:p>28,98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11">
            <text:p>Exteriors</text:p>
          </table:table-cell>
          <table:table-cell office:value-type="float" office:value="424" table:style-name="ce12">
            <text:p>424</text:p>
          </table:table-cell>
          <table:table-cell office:value-type="float" office:value="196" table:style-name="ce12">
            <text:p>196</text:p>
          </table:table-cell>
          <table:table-cell office:value-type="float" office:value="246" table:style-name="ce12">
            <text:p>246</text:p>
          </table:table-cell>
          <table:table-cell office:value-type="float" office:value="6317" table:style-name="ce13">
            <text:p>6317</text:p>
          </table:table-cell>
          <table:table-cell office:value-type="float" office:value="7183" table:formula="of:=SUM([.B5:.E5])" table:style-name="ce14">
            <text:p>7183</text:p>
          </table:table-cell>
          <table:table-cell office:value-type="float" office:value="866" table:formula="of:=SUM([.B5:.D5])" table:style-name="ce1">
            <text:p>866</text:p>
          </table:table-cell>
          <table:table-cell office:value-type="percentage" office:value="0.12056243909230127" table:formula="of:=[.G5]/[.F5]" table:style-name="ce15">
            <text:p>12,06%</text:p>
          </table:table-cell>
          <table:table-cell office:value-type="percentage" office:value="5.9028261172212167E-2" table:formula="of:=[.B5]/[.$F5]" table:style-name="ce16">
            <text:p>5,90%</text:p>
          </table:table-cell>
          <table:table-cell office:value-type="percentage" office:value="2.7286649032437701E-2" table:formula="of:=[.C5]/[.$F5]" table:style-name="ce16">
            <text:p>2,73%</text:p>
          </table:table-cell>
          <table:table-cell office:value-type="percentage" office:value="3.4247528887651396E-2" table:formula="of:=[.D5]/[.$F5]" table:style-name="ce16">
            <text:p>3,42%</text:p>
          </table:table-cell>
          <table:table-cell office:value-type="percentage" office:value="0.87943756090769876" table:formula="of:=[.E5]/[.$F5]" table:style-name="ce17">
            <text:p>87,94%</text:p>
          </table:table-cell>
          <table:table-cell office:value-type="percentage" office:value="0.48960739030023093" table:formula="of:=[.B5]/[.$G5]" table:style-name="ce18">
            <text:p>48,96%</text:p>
          </table:table-cell>
          <table:table-cell office:value-type="percentage" office:value="0.22632794457274827" table:formula="of:=[.C5]/[.$G5]" table:style-name="ce19">
            <text:p>22,63%</text:p>
          </table:table-cell>
          <table:table-cell office:value-type="percentage" office:value="0.28406466512702078" table:formula="of:=[.D5]/[.$G5]" table:style-name="ce17">
            <text:p>28,41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11">
            <text:p>Mechanics</text:p>
          </table:table-cell>
          <table:table-cell office:value-type="float" office:value="211" table:style-name="ce12">
            <text:p>211</text:p>
          </table:table-cell>
          <table:table-cell office:value-type="float" office:value="279" table:style-name="ce12">
            <text:p>279</text:p>
          </table:table-cell>
          <table:table-cell office:value-type="float" office:value="221" table:style-name="ce12">
            <text:p>221</text:p>
          </table:table-cell>
          <table:table-cell office:value-type="float" office:value="6472" table:style-name="ce13">
            <text:p>6472</text:p>
          </table:table-cell>
          <table:table-cell office:value-type="float" office:value="7183" table:formula="of:=SUM([.B6:.E6])" table:style-name="ce14">
            <text:p>7183</text:p>
          </table:table-cell>
          <table:table-cell office:value-type="float" office:value="711" table:formula="of:=SUM([.B6:.D6])" table:style-name="ce1">
            <text:p>711</text:p>
          </table:table-cell>
          <table:table-cell office:value-type="percentage" office:value="9.8983711541138802E-2" table:formula="of:=[.G6]/[.F6]" table:style-name="ce15">
            <text:p>9,90%</text:p>
          </table:table-cell>
          <table:table-cell office:value-type="percentage" office:value="2.9374912989001811E-2" table:formula="of:=[.B6]/[.$F6]" table:style-name="ce16">
            <text:p>2,94%</text:p>
          </table:table-cell>
          <table:table-cell office:value-type="percentage" office:value="3.884170959209244E-2" table:formula="of:=[.C6]/[.$F6]" table:style-name="ce16">
            <text:p>3,88%</text:p>
          </table:table-cell>
          <table:table-cell office:value-type="percentage" office:value="3.0767088960044549E-2" table:formula="of:=[.D6]/[.$F6]" table:style-name="ce16">
            <text:p>3,08%</text:p>
          </table:table-cell>
          <table:table-cell office:value-type="percentage" office:value="0.90101628845886117" table:formula="of:=[.E6]/[.$F6]" table:style-name="ce17">
            <text:p>90,10%</text:p>
          </table:table-cell>
          <table:table-cell office:value-type="percentage" office:value="0.29676511954992968" table:formula="of:=[.B6]/[.$G6]" table:style-name="ce18">
            <text:p>29,68%</text:p>
          </table:table-cell>
          <table:table-cell office:value-type="percentage" office:value="0.39240506329113922" table:formula="of:=[.C6]/[.$G6]" table:style-name="ce19">
            <text:p>39,24%</text:p>
          </table:table-cell>
          <table:table-cell office:value-type="percentage" office:value="0.3108298171589311" table:formula="of:=[.D6]/[.$G6]" table:style-name="ce17">
            <text:p>31,08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11">
            <text:p>Performance</text:p>
          </table:table-cell>
          <table:table-cell office:value-type="float" office:value="258" table:style-name="ce12">
            <text:p>258</text:p>
          </table:table-cell>
          <table:table-cell office:value-type="float" office:value="111" table:style-name="ce12">
            <text:p>111</text:p>
          </table:table-cell>
          <table:table-cell office:value-type="float" office:value="121" table:style-name="ce12">
            <text:p>121</text:p>
          </table:table-cell>
          <table:table-cell office:value-type="float" office:value="6693" table:style-name="ce13">
            <text:p>6693</text:p>
          </table:table-cell>
          <table:table-cell office:value-type="float" office:value="7183" table:formula="of:=SUM([.B7:.E7])" table:style-name="ce14">
            <text:p>7183</text:p>
          </table:table-cell>
          <table:table-cell office:value-type="float" office:value="490" table:formula="of:=SUM([.B7:.D7])" table:style-name="ce1">
            <text:p>490</text:p>
          </table:table-cell>
          <table:table-cell office:value-type="percentage" office:value="6.8216622581094247E-2" table:formula="of:=[.G7]/[.F7]" table:style-name="ce15">
            <text:p>6,82%</text:p>
          </table:table-cell>
          <table:table-cell office:value-type="percentage" office:value="3.591814005290269E-2" table:formula="of:=[.B7]/[.$F7]" table:style-name="ce16">
            <text:p>3,59%</text:p>
          </table:table-cell>
          <table:table-cell office:value-type="percentage" office:value="1.5453153278574413E-2" table:formula="of:=[.C7]/[.$F7]" table:style-name="ce16">
            <text:p>1,55%</text:p>
          </table:table-cell>
          <table:table-cell office:value-type="percentage" office:value="1.6845329249617153E-2" table:formula="of:=[.D7]/[.$F7]" table:style-name="ce16">
            <text:p>1,68%</text:p>
          </table:table-cell>
          <table:table-cell office:value-type="percentage" office:value="0.93178337741890571" table:formula="of:=[.E7]/[.$F7]" table:style-name="ce17">
            <text:p>93,18%</text:p>
          </table:table-cell>
          <table:table-cell office:value-type="percentage" office:value="0.52653061224489794" table:formula="of:=[.B7]/[.$G7]" table:style-name="ce18">
            <text:p>52,65%</text:p>
          </table:table-cell>
          <table:table-cell office:value-type="percentage" office:value="0.22653061224489796" table:formula="of:=[.C7]/[.$G7]" table:style-name="ce19">
            <text:p>22,65%</text:p>
          </table:table-cell>
          <table:table-cell office:value-type="percentage" office:value="0.24693877551020407" table:formula="of:=[.D7]/[.$G7]" table:style-name="ce17">
            <text:p>24,69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11">
            <text:p>Consumption/Fuel range</text:p>
          </table:table-cell>
          <table:table-cell office:value-type="float" office:value="121" table:style-name="ce12">
            <text:p>121</text:p>
          </table:table-cell>
          <table:table-cell office:value-type="float" office:value="113" table:style-name="ce12">
            <text:p>113</text:p>
          </table:table-cell>
          <table:table-cell office:value-type="float" office:value="87" table:style-name="ce12">
            <text:p>87</text:p>
          </table:table-cell>
          <table:table-cell office:value-type="float" office:value="6862" table:style-name="ce13">
            <text:p>6862</text:p>
          </table:table-cell>
          <table:table-cell office:value-type="float" office:value="7183" table:formula="of:=SUM([.B8:.E8])" table:style-name="ce14">
            <text:p>7183</text:p>
          </table:table-cell>
          <table:table-cell office:value-type="float" office:value="321" table:formula="of:=SUM([.B8:.D8])" table:style-name="ce1">
            <text:p>321</text:p>
          </table:table-cell>
          <table:table-cell office:value-type="percentage" office:value="4.4688848670471945E-2" table:formula="of:=[.G8]/[.F8]" table:style-name="ce15">
            <text:p>4,47%</text:p>
          </table:table-cell>
          <table:table-cell office:value-type="percentage" office:value="1.6845329249617153E-2" table:formula="of:=[.B8]/[.$F8]" table:style-name="ce16">
            <text:p>1,68%</text:p>
          </table:table-cell>
          <table:table-cell office:value-type="percentage" office:value="1.573158847278296E-2" table:formula="of:=[.C8]/[.$F8]" table:style-name="ce16">
            <text:p>1,57%</text:p>
          </table:table-cell>
          <table:table-cell office:value-type="percentage" office:value="1.2111930948071836E-2" table:formula="of:=[.D8]/[.$F8]" table:style-name="ce16">
            <text:p>1,21%</text:p>
          </table:table-cell>
          <table:table-cell office:value-type="percentage" office:value="0.95531115132952804" table:formula="of:=[.E8]/[.$F8]" table:style-name="ce17">
            <text:p>95,53%</text:p>
          </table:table-cell>
          <table:table-cell office:value-type="percentage" office:value="0.37694704049844235" table:formula="of:=[.B8]/[.$G8]" table:style-name="ce18">
            <text:p>37,69%</text:p>
          </table:table-cell>
          <table:table-cell office:value-type="percentage" office:value="0.35202492211838005" table:formula="of:=[.C8]/[.$G8]" table:style-name="ce19">
            <text:p>35,20%</text:p>
          </table:table-cell>
          <table:table-cell office:value-type="percentage" office:value="0.27102803738317754" table:formula="of:=[.D8]/[.$G8]" table:style-name="ce17">
            <text:p>27,10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11">
            <text:p>Engine</text:p>
          </table:table-cell>
          <table:table-cell office:value-type="float" office:value="317" table:style-name="ce12">
            <text:p>317</text:p>
          </table:table-cell>
          <table:table-cell office:value-type="float" office:value="358" table:style-name="ce12">
            <text:p>358</text:p>
          </table:table-cell>
          <table:table-cell office:value-type="float" office:value="155" table:style-name="ce12">
            <text:p>155</text:p>
          </table:table-cell>
          <table:table-cell office:value-type="float" office:value="6353" table:style-name="ce13">
            <text:p>6353</text:p>
          </table:table-cell>
          <table:table-cell office:value-type="float" office:value="7183" table:formula="of:=SUM([.B9:.E9])" table:style-name="ce14">
            <text:p>7183</text:p>
          </table:table-cell>
          <table:table-cell office:value-type="float" office:value="830" table:formula="of:=SUM([.B9:.D9])" table:style-name="ce1">
            <text:p>830</text:p>
          </table:table-cell>
          <table:table-cell office:value-type="percentage" office:value="0.11555060559654741" table:formula="of:=[.G9]/[.F9]" table:style-name="ce15">
            <text:p>11,56%</text:p>
          </table:table-cell>
          <table:table-cell office:value-type="percentage" office:value="4.4131978282054854E-2" table:formula="of:=[.B9]/[.$F9]" table:style-name="ce16">
            <text:p>4,41%</text:p>
          </table:table-cell>
          <table:table-cell office:value-type="percentage" office:value="4.9839899763330087E-2" table:formula="of:=[.C9]/[.$F9]" table:style-name="ce16">
            <text:p>4,98%</text:p>
          </table:table-cell>
          <table:table-cell office:value-type="percentage" office:value="2.1578727551162465E-2" table:formula="of:=[.D9]/[.$F9]" table:style-name="ce16">
            <text:p>2,16%</text:p>
          </table:table-cell>
          <table:table-cell office:value-type="percentage" office:value="0.8844493944034526" table:formula="of:=[.E9]/[.$F9]" table:style-name="ce17">
            <text:p>88,44%</text:p>
          </table:table-cell>
          <table:table-cell office:value-type="percentage" office:value="0.38192771084337351" table:formula="of:=[.B9]/[.$G9]" table:style-name="ce18">
            <text:p>38,19%</text:p>
          </table:table-cell>
          <table:table-cell office:value-type="percentage" office:value="0.43132530120481927" table:formula="of:=[.C9]/[.$G9]" table:style-name="ce19">
            <text:p>43,13%</text:p>
          </table:table-cell>
          <table:table-cell office:value-type="percentage" office:value="0.18674698795180722" table:formula="of:=[.D9]/[.$G9]" table:style-name="ce17">
            <text:p>18,67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11">
            <text:p>Electrical Mobility</text:p>
          </table:table-cell>
          <table:table-cell office:value-type="float" office:value="31" table:style-name="ce12">
            <text:p>31</text:p>
          </table:table-cell>
          <table:table-cell office:value-type="float" office:value="96" table:style-name="ce12">
            <text:p>96</text:p>
          </table:table-cell>
          <table:table-cell office:value-type="float" office:value="42" table:style-name="ce12">
            <text:p>42</text:p>
          </table:table-cell>
          <table:table-cell office:value-type="float" office:value="7014" table:style-name="ce13">
            <text:p>7014</text:p>
          </table:table-cell>
          <table:table-cell office:value-type="float" office:value="7183" table:formula="of:=SUM([.B10:.E10])" table:style-name="ce14">
            <text:p>7183</text:p>
          </table:table-cell>
          <table:table-cell office:value-type="float" office:value="169" table:formula="of:=SUM([.B10:.D10])" table:style-name="ce1">
            <text:p>169</text:p>
          </table:table-cell>
          <table:table-cell office:value-type="percentage" office:value="2.3527773910622302E-2" table:formula="of:=[.G10]/[.F10]" table:style-name="ce15">
            <text:p>2,35%</text:p>
          </table:table-cell>
          <table:table-cell office:value-type="percentage" office:value="4.3157455102324936E-3" table:formula="of:=[.B10]/[.$F10]" table:style-name="ce16">
            <text:p>0,43%</text:p>
          </table:table-cell>
          <table:table-cell office:value-type="percentage" office:value="1.3364889322010302E-2" table:formula="of:=[.C10]/[.$F10]" table:style-name="ce16">
            <text:p>1,34%</text:p>
          </table:table-cell>
          <table:table-cell office:value-type="percentage" office:value="5.8471390783795072E-3" table:formula="of:=[.D10]/[.$F10]" table:style-name="ce16">
            <text:p>0,58%</text:p>
          </table:table-cell>
          <table:table-cell office:value-type="percentage" office:value="0.97647222608937767" table:formula="of:=[.E10]/[.$F10]" table:style-name="ce17">
            <text:p>97,65%</text:p>
          </table:table-cell>
          <table:table-cell office:value-type="percentage" office:value="0.18343195266272189" table:formula="of:=[.B10]/[.$G10]" table:style-name="ce18">
            <text:p>18,34%</text:p>
          </table:table-cell>
          <table:table-cell office:value-type="percentage" office:value="0.56804733727810652" table:formula="of:=[.C10]/[.$G10]" table:style-name="ce19">
            <text:p>56,80%</text:p>
          </table:table-cell>
          <table:table-cell office:value-type="percentage" office:value="0.24852071005917159" table:formula="of:=[.D10]/[.$G10]" table:style-name="ce17">
            <text:p>24,85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11">
            <text:p>Offroad</text:p>
          </table:table-cell>
          <table:table-cell office:value-type="float" office:value="11" table:style-name="ce12">
            <text:p>11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7162" table:style-name="ce13">
            <text:p>7162</text:p>
          </table:table-cell>
          <table:table-cell office:value-type="float" office:value="7183" table:formula="of:=SUM([.B11:.E11])" table:style-name="ce14">
            <text:p>7183</text:p>
          </table:table-cell>
          <table:table-cell office:value-type="float" office:value="21" table:formula="of:=SUM([.B11:.D11])" table:style-name="ce1">
            <text:p>21</text:p>
          </table:table-cell>
          <table:table-cell office:value-type="percentage" office:value="2.9235695391897536E-3" table:formula="of:=[.G11]/[.F11]" table:style-name="ce15">
            <text:p>0,29%</text:p>
          </table:table-cell>
          <table:table-cell office:value-type="percentage" office:value="1.5313935681470138E-3" table:formula="of:=[.B11]/[.$F11]" table:style-name="ce16">
            <text:p>0,15%</text:p>
          </table:table-cell>
          <table:table-cell office:value-type="percentage" office:value="8.3530558262564386E-4" table:formula="of:=[.C11]/[.$F11]" table:style-name="ce16">
            <text:p>0,08%</text:p>
          </table:table-cell>
          <table:table-cell office:value-type="percentage" office:value="5.568703884170959E-4" table:formula="of:=[.D11]/[.$F11]" table:style-name="ce16">
            <text:p>0,06%</text:p>
          </table:table-cell>
          <table:table-cell office:value-type="percentage" office:value="0.99707643046081029" table:formula="of:=[.E11]/[.$F11]" table:style-name="ce17">
            <text:p>99,71%</text:p>
          </table:table-cell>
          <table:table-cell office:value-type="percentage" office:value="0.52380952380952384" table:formula="of:=[.B11]/[.$G11]" table:style-name="ce18">
            <text:p>52,38%</text:p>
          </table:table-cell>
          <table:table-cell office:value-type="percentage" office:value="0.2857142857142857" table:formula="of:=[.C11]/[.$G11]" table:style-name="ce19">
            <text:p>28,57%</text:p>
          </table:table-cell>
          <table:table-cell office:value-type="percentage" office:value="0.19047619047619047" table:formula="of:=[.D11]/[.$G11]" table:style-name="ce17">
            <text:p>19,05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11">
            <text:p>Onboard Technology</text:p>
          </table:table-cell>
          <table:table-cell office:value-type="float" office:value="117" table:style-name="ce12">
            <text:p>117</text:p>
          </table:table-cell>
          <table:table-cell office:value-type="float" office:value="206" table:style-name="ce12">
            <text:p>206</text:p>
          </table:table-cell>
          <table:table-cell office:value-type="float" office:value="134" table:style-name="ce12">
            <text:p>134</text:p>
          </table:table-cell>
          <table:table-cell office:value-type="float" office:value="6726" table:style-name="ce13">
            <text:p>6726</text:p>
          </table:table-cell>
          <table:table-cell office:value-type="float" office:value="7183" table:formula="of:=SUM([.B12:.E12])" table:style-name="ce14">
            <text:p>7183</text:p>
          </table:table-cell>
          <table:table-cell office:value-type="float" office:value="457" table:formula="of:=SUM([.B12:.D12])" table:style-name="ce1">
            <text:p>457</text:p>
          </table:table-cell>
          <table:table-cell office:value-type="percentage" office:value="6.362244187665321E-2" table:formula="of:=[.G12]/[.F12]" table:style-name="ce15">
            <text:p>6,36%</text:p>
          </table:table-cell>
          <table:table-cell office:value-type="percentage" office:value="1.6288458861200054E-2" table:formula="of:=[.B12]/[.$F12]" table:style-name="ce16">
            <text:p>1,63%</text:p>
          </table:table-cell>
          <table:table-cell office:value-type="percentage" office:value="2.867882500348044E-2" table:formula="of:=[.C12]/[.$F12]" table:style-name="ce16">
            <text:p>2,87%</text:p>
          </table:table-cell>
          <table:table-cell office:value-type="percentage" office:value="1.8655158011972713E-2" table:formula="of:=[.D12]/[.$F12]" table:style-name="ce16">
            <text:p>1,87%</text:p>
          </table:table-cell>
          <table:table-cell office:value-type="percentage" office:value="0.93637755812334678" table:formula="of:=[.E12]/[.$F12]" table:style-name="ce17">
            <text:p>93,64%</text:p>
          </table:table-cell>
          <table:table-cell office:value-type="percentage" office:value="0.25601750547045954" table:formula="of:=[.B12]/[.$G12]" table:style-name="ce18">
            <text:p>25,60%</text:p>
          </table:table-cell>
          <table:table-cell office:value-type="percentage" office:value="0.45076586433260396" table:formula="of:=[.C12]/[.$G12]" table:style-name="ce19">
            <text:p>45,08%</text:p>
          </table:table-cell>
          <table:table-cell office:value-type="percentage" office:value="0.29321663019693656" table:formula="of:=[.D12]/[.$G12]" table:style-name="ce17">
            <text:p>29,32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11">
            <text:p>Maintenance</text:p>
          </table:table-cell>
          <table:table-cell office:value-type="float" office:value="110" table:style-name="ce12">
            <text:p>110</text:p>
          </table:table-cell>
          <table:table-cell office:value-type="float" office:value="252" table:style-name="ce12">
            <text:p>252</text:p>
          </table:table-cell>
          <table:table-cell office:value-type="float" office:value="209" table:style-name="ce12">
            <text:p>209</text:p>
          </table:table-cell>
          <table:table-cell office:value-type="float" office:value="6612" table:style-name="ce13">
            <text:p>6612</text:p>
          </table:table-cell>
          <table:table-cell office:value-type="float" office:value="7183" table:formula="of:=SUM([.B13:.E13])" table:style-name="ce14">
            <text:p>7183</text:p>
          </table:table-cell>
          <table:table-cell office:value-type="float" office:value="571" table:formula="of:=SUM([.B13:.D13])" table:style-name="ce1">
            <text:p>571</text:p>
          </table:table-cell>
          <table:table-cell office:value-type="percentage" office:value="7.9493247946540446E-2" table:formula="of:=[.G13]/[.F13]" table:style-name="ce15">
            <text:p>7,95%</text:p>
          </table:table-cell>
          <table:table-cell office:value-type="percentage" office:value="1.5313935681470138E-2" table:formula="of:=[.B13]/[.$F13]" table:style-name="ce16">
            <text:p>1,53%</text:p>
          </table:table-cell>
          <table:table-cell office:value-type="percentage" office:value="3.508283447027704E-2" table:formula="of:=[.C13]/[.$F13]" table:style-name="ce16">
            <text:p>3,51%</text:p>
          </table:table-cell>
          <table:table-cell office:value-type="percentage" office:value="2.9096477794793262E-2" table:formula="of:=[.D13]/[.$F13]" table:style-name="ce16">
            <text:p>2,91%</text:p>
          </table:table-cell>
          <table:table-cell office:value-type="percentage" office:value="0.92050675205345955" table:formula="of:=[.E13]/[.$F13]" table:style-name="ce17">
            <text:p>92,05%</text:p>
          </table:table-cell>
          <table:table-cell office:value-type="percentage" office:value="0.19264448336252188" table:formula="of:=[.B13]/[.$G13]" table:style-name="ce18">
            <text:p>19,26%</text:p>
          </table:table-cell>
          <table:table-cell office:value-type="percentage" office:value="0.44133099824868649" table:formula="of:=[.C13]/[.$G13]" table:style-name="ce19">
            <text:p>44,13%</text:p>
          </table:table-cell>
          <table:table-cell office:value-type="percentage" office:value="0.36602451838879158" table:formula="of:=[.D13]/[.$G13]" table:style-name="ce17">
            <text:p>36,60%</text:p>
          </table:table-cell>
          <table:table-cell table:style-name="ce18"/>
          <table:table-cell table:number-columns-repeated="16368"/>
        </table:table-row>
        <table:table-row table:style-name="ro1">
          <table:table-cell office:value-type="string" table:style-name="ce20">
            <text:p>Support/Car Dealers</text:p>
          </table:table-cell>
          <table:table-cell office:value-type="float" office:value="108" table:style-name="ce21">
            <text:p>108</text:p>
          </table:table-cell>
          <table:table-cell office:value-type="float" office:value="178" table:style-name="ce21">
            <text:p>178</text:p>
          </table:table-cell>
          <table:table-cell office:value-type="float" office:value="243" table:style-name="ce21">
            <text:p>243</text:p>
          </table:table-cell>
          <table:table-cell office:value-type="float" office:value="6654" table:style-name="ce22">
            <text:p>6654</text:p>
          </table:table-cell>
          <table:table-cell office:value-type="float" office:value="7183" table:formula="of:=SUM([.B14:.E14])" table:style-name="ce23">
            <text:p>7183</text:p>
          </table:table-cell>
          <table:table-cell office:value-type="float" office:value="529" table:formula="of:=SUM([.B14:.D14])" table:style-name="ce24">
            <text:p>529</text:p>
          </table:table-cell>
          <table:table-cell office:value-type="percentage" office:value="7.3646108868160934E-2" table:formula="of:=[.G14]/[.F14]" table:style-name="ce25">
            <text:p>7,36%</text:p>
          </table:table-cell>
          <table:table-cell office:value-type="percentage" office:value="1.5035500487261591E-2" table:formula="of:=[.B14]/[.$F14]" table:style-name="ce26">
            <text:p>1,50%</text:p>
          </table:table-cell>
          <table:table-cell office:value-type="percentage" office:value="2.4780732284560767E-2" table:formula="of:=[.C14]/[.$F14]" table:style-name="ce26">
            <text:p>2,48%</text:p>
          </table:table-cell>
          <table:table-cell office:value-type="percentage" office:value="3.3829876096338578E-2" table:formula="of:=[.D14]/[.$F14]" table:style-name="ce26">
            <text:p>3,38%</text:p>
          </table:table-cell>
          <table:table-cell office:value-type="percentage" office:value="0.92635389113183908" table:formula="of:=[.E14]/[.$F14]" table:style-name="ce27">
            <text:p>92,64%</text:p>
          </table:table-cell>
          <table:table-cell office:value-type="percentage" office:value="0.20415879017013233" table:formula="of:=[.B14]/[.$G14]" table:style-name="ce28">
            <text:p>20,42%</text:p>
          </table:table-cell>
          <table:table-cell office:value-type="percentage" office:value="0.33648393194706994" table:formula="of:=[.C14]/[.$G14]" table:style-name="ce26">
            <text:p>33,65%</text:p>
          </table:table-cell>
          <table:table-cell office:value-type="percentage" office:value="0.45935727788279773" table:formula="of:=[.D14]/[.$G14]" table:style-name="ce27">
            <text:p>45,94%</text:p>
          </table:table-cell>
          <table:table-cell table:style-name="ce18"/>
          <table:table-cell table:number-columns-repeated="16368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12"/>
          <table:table-cell office:value-type="string" table:style-name="ce1">
            <text:p><text:s text:c="2"/></text:p>
          </table:table-cell>
          <table:table-cell table:number-columns-repeated="1637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Giuseppe</meta:initial-creator>
    <dc:creator>Giuseppe</dc:creator>
    <meta:creation-date>2019-07-09T16:14:18Z</meta:creation-date>
    <dc:date>2019-09-19T10:26:08Z</dc:date>
    <meta:print-date>2019-09-19T10:13:44Z</meta:print-date>
    <meta:editing-cycles>6</meta:editing-cycles>
    <meta:editing-duration>PT6537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17.65pt" svg:width="449.4899212598425pt" chart:style-name="Crt0">
        <chart:title chart:style-name="CT00">
          <text:p text:style-name="a0" text:class-names="" text:cond-style-name="">Annotations per topic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# comme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opic</text:p>
            </chart:title>
            <chart:categories table:cell-range-address="Sheet1.$A$3:.$A$14"/>
          </chart:axis>
          <chart:series chart:label-cell-address="Sheet1.$B$1" chart:values-cell-range-address="Sheet1.$B$3:.$B$14" chart:class="chart:bar" chart:attached-axis="primary-y" chart:style-name="G0S0">
            <chart:data-point chart:repeated="12"/>
          </chart:series>
          <chart:series chart:label-cell-address="Sheet1.$C$1" chart:values-cell-range-address="Sheet1.$C$3:.$C$14" chart:class="chart:bar" chart:attached-axis="primary-y" chart:style-name="G0S1">
            <chart:data-point chart:repeated="12"/>
          </chart:series>
          <chart:series chart:label-cell-address="Sheet1.$D$1" chart:values-cell-range-address="Sheet1.$D$3:.$D$14" chart:class="chart:bar" chart:attached-axis="primary-y" chart:style-name="G0S2">
            <chart:data-point chart:repeated="12"/>
          </chart:series>
          <chart:series chart:label-cell-address="Sheet1.$E$1" chart:values-cell-range-address="Sheet1.$E$3:.$E$14" chart:class="chart:bar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tru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19.01pt" svg:width="453.51pt" chart:style-name="Crt0">
        <chart:title chart:style-name="CT00">
          <text:p text:style-name="a0" text:class-names="" text:cond-style-name="">Percentage annotations per topic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% comme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opic</text:p>
            </chart:title>
            <chart:categories table:cell-range-address="Sheet1.$A$3:.$A$14"/>
          </chart:axis>
          <chart:series chart:label-cell-address="Sheet1.$B$1" chart:values-cell-range-address="Sheet1.$B$3:.$B$14" chart:class="chart:bar" chart:attached-axis="primary-y" chart:style-name="G0S0">
            <chart:data-point chart:repeated="12"/>
          </chart:series>
          <chart:series chart:label-cell-address="Sheet1.$C$1" chart:values-cell-range-address="Sheet1.$C$3:.$C$14" chart:class="chart:bar" chart:attached-axis="primary-y" chart:style-name="G0S1">
            <chart:data-point chart:repeated="12"/>
          </chart:series>
          <chart:series chart:label-cell-address="Sheet1.$D$1" chart:values-cell-range-address="Sheet1.$D$3:.$D$14" chart:class="chart:bar" chart:attached-axis="primary-y" chart:style-name="G0S2">
            <chart:data-point chart:repeated="12"/>
          </chart:series>
          <chart:series chart:label-cell-address="Sheet1.$E$1" chart:values-cell-range-address="Sheet1.$E$3:.$E$14" chart:class="chart:bar" chart:attached-axis="primary-y" chart:style-name="G0S3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17.68pt" svg:width="449.2299212598425pt" chart:style-name="Crt0">
        <chart:title chart:style-name="CT00">
          <text:p text:style-name="a0" text:class-names="" text:cond-style-name="">Sentiment distribution relevant commen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# comme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opic</text:p>
            </chart:title>
            <chart:categories table:cell-range-address="Sheet1.$A$3:.$A$14"/>
          </chart:axis>
          <chart:series chart:label-cell-address="Sheet1.$B$1" chart:values-cell-range-address="Sheet1.$B$3:.$B$14" chart:class="chart:bar" chart:attached-axis="primary-y" chart:style-name="G0S0">
            <chart:data-point chart:repeated="12"/>
          </chart:series>
          <chart:series chart:label-cell-address="Sheet1.$C$1" chart:values-cell-range-address="Sheet1.$C$3:.$C$14" chart:class="chart:bar" chart:attached-axis="primary-y" chart:style-name="G0S1">
            <chart:data-point chart:repeated="12"/>
          </chart:series>
          <chart:series chart:label-cell-address="Sheet1.$D$1" chart:values-cell-range-address="Sheet1.$D$3:.$D$14" chart:class="chart:bar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ffd32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16.2899212598425pt" svg:width="453.51pt" chart:style-name="Crt0">
        <chart:title chart:style-name="CT00">
          <text:p text:style-name="a0" text:class-names="" text:cond-style-name="">Percentage sentiment distribution relevant commen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# comme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opic</text:p>
            </chart:title>
            <chart:categories table:cell-range-address="Sheet1.$A$3:.$A$14"/>
          </chart:axis>
          <chart:series chart:label-cell-address="Sheet1.$B$1" chart:values-cell-range-address="Sheet1.$B$3:.$B$14" chart:class="chart:bar" chart:attached-axis="primary-y" chart:style-name="G0S0">
            <chart:data-point chart:repeated="12"/>
          </chart:series>
          <chart:series chart:label-cell-address="Sheet1.$C$1" chart:values-cell-range-address="Sheet1.$C$3:.$C$14" chart:class="chart:bar" chart:attached-axis="primary-y" chart:style-name="G0S1">
            <chart:data-point chart:repeated="12"/>
          </chart:series>
          <chart:series chart:label-cell-address="Sheet1.$D$1" chart:values-cell-range-address="Sheet1.$D$3:.$D$14" chart:class="chart:bar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